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B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833cm" style:rel-column-width="10923*"/>
    </style:style>
    <style:style style:name="Таблица7.B" style:family="table-column">
      <style:table-column-properties style:column-width="2.835cm" style:rel-column-width="10924*"/>
    </style:style>
    <style:style style:name="Таблица7.C" style:family="table-column">
      <style:table-column-properties style:column-width="2.833cm" style:rel-column-width="1092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833cm" style:rel-column-width="10922*"/>
    </style:style>
    <style:style style:name="Таблица17.B" style:family="table-column">
      <style:table-column-properties style:column-width="2.833cm" style:rel-column-width="10923*"/>
    </style:style>
    <style:style style:name="Таблица17.E" style:family="table-column">
      <style:table-column-properties style:column-width="5.667cm" style:rel-column-width="2184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E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302cm"/>
    </style:style>
    <style:style style:name="Таблица15.B" style:family="table-column">
      <style:table-column-properties style:column-width="3.096cm"/>
    </style:style>
    <style:style style:name="Таблица15.C" style:family="table-column">
      <style:table-column-properties style:column-width="4.392cm"/>
    </style:style>
    <style:style style:name="Таблица15.D" style:family="table-column">
      <style:table-column-properties style:column-width="2.09cm"/>
    </style:style>
    <style:style style:name="Таблица15.E" style:family="table-column">
      <style:table-column-properties style:column-width="2.582cm"/>
    </style:style>
    <style:style style:name="Таблица15.F" style:family="table-column">
      <style:table-column-properties style:column-width="2.551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F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5.08cm"/>
    </style:style>
    <style:style style:name="Таблица18.B" style:family="table-column">
      <style:table-column-properties style:column-width="1.931cm"/>
    </style:style>
    <style:style style:name="Таблица18.C" style:family="table-column">
      <style:table-column-properties style:column-width="10.001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249cm" style:rel-column-width="16383*"/>
    </style:style>
    <style:style style:name="Таблица19.D" style:family="table-column">
      <style:table-column-properties style:column-width="4.251cm" style:rel-column-width="16386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5.667cm" style:rel-column-width="21845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566cm"/>
    </style:style>
    <style:style style:name="Таблица21.B" style:family="table-column">
      <style:table-column-properties style:column-width="2.29cm"/>
    </style:style>
    <style:style style:name="Таблица21.C" style:family="table-column">
      <style:table-column-properties style:column-width="2.429cm"/>
    </style:style>
    <style:style style:name="Таблица21.G" style:family="table-column">
      <style:table-column-properties style:column-width="2.441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G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8.5cm" style:rel-column-width="32767*"/>
    </style:style>
    <style:style style:name="Таблица22.B" style:family="table-column">
      <style:table-column-properties style:column-width="8.5cm" style:rel-column-width="32768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8.5cm" style:rel-column-width="32767*"/>
    </style:style>
    <style:style style:name="Таблица23.B" style:family="table-column">
      <style:table-column-properties style:column-width="8.5cm" style:rel-column-width="3276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8.308cm"/>
    </style:style>
    <style:style style:name="Таблица24.B" style:family="table-column">
      <style:table-column-properties style:column-width="3.545cm"/>
    </style:style>
    <style:style style:name="Таблица24.C" style:family="table-column">
      <style:table-column-properties style:column-width="5.159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7" style:family="paragraph" style:parent-style-name="Text_20_body" style:list-style-name="L1">
      <style:text-properties fo:language="ru" fo:country="RU"/>
    </style:style>
    <style:style style:name="P18" style:family="paragraph" style:parent-style-name="Text_20_body" style:list-style-name="L2">
      <style:text-properties fo:language="ru" fo:country="RU"/>
    </style:style>
    <style:style style:name="P19" style:family="paragraph" style:parent-style-name="Text_20_body" style:list-style-name="L3">
      <style:text-properties fo:language="ru" fo:country="RU"/>
    </style:style>
    <style:style style:name="P20" style:family="paragraph" style:parent-style-name="Text_20_body" style:list-style-name="L4">
      <style:text-properties fo:language="ru" fo:country="RU"/>
    </style:style>
    <style:style style:name="P21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2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3" style:family="paragraph" style:parent-style-name="Text_20_body" style:list-style-name="L7">
      <style:text-properties fo:language="ru" fo:country="RU" fo:font-style="normal" style:font-style-asian="normal" style:font-style-complex="normal"/>
    </style:style>
    <style:style style:name="P24" style:family="paragraph" style:parent-style-name="Text_20_body" style:list-style-name="L8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Heading_20_1">
      <style:text-properties fo:font-weight="normal" style:font-weight-asian="normal" style:font-weight-complex="normal"/>
    </style:style>
    <style:style style:name="P26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3">
      <style:text-properties fo:language="ru" fo:country="RU"/>
    </style:style>
    <style:style style:name="P29" style:family="paragraph" style:parent-style-name="Heading_20_3">
      <style:text-properties fo:language="ru" fo:country="RU" fo:font-style="normal" style:font-style-asian="normal" style:font-style-complex="normal"/>
    </style:style>
    <style:style style:name="P30" style:family="paragraph" style:parent-style-name="Heading_20_3">
      <style:text-properties fo:language="en" fo:country="US"/>
    </style:style>
    <style:style style:name="P31" style:family="paragraph" style:parent-style-name="Heading_20_3">
      <style:text-properties fo:language="en" fo:country="US" fo:font-style="normal" style:font-style-asian="normal" style:font-style-complex="normal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/>
      <text:h text:style-name="Heading_20_1" text:outline-level="1"/>
      <text:h text:style-name="Heading_20_1" text:outline-level="1"/>
      <text:h text:style-name="Heading_20_1" text:outline-level="1"/>
      <text:h text:style-name="P26" text:outline-level="1"><text:bookmark-start text:name="__RefHeading__140_232730217"/>Система <text:span text:style-name="T1">Delta-3</text:span><text:bookmark-end text:name="__RefHeading__140_232730217"/></text:h>
      <text:p text:style-name="P10">Спецификация протоколов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2"><text:a xlink:type="simple" xlink:href="#__RefHeading__140_232730217" text:style-name="Index_20_Link" text:visited-style-name="Index_20_Link">Система Delta-3<text:tab/>1</text:a></text:p>
          <text:p text:style-name="P32"><text:a xlink:type="simple" xlink:href="#__RefHeading__142_232730217" text:style-name="Index_20_Link" text:visited-style-name="Index_20_Link">Протоколы системы Delta-3<text:tab/>3</text:a></text:p>
          <text:p text:style-name="P33"><text:a xlink:type="simple" xlink:href="#__RefHeading__144_232730217" text:style-name="Index_20_Link" text:visited-style-name="Index_20_Link">Протокол первого уровня Cspyp1 v. 3<text:tab/>3</text:a></text:p>
          <text:p text:style-name="P34"><text:a xlink:type="simple" xlink:href="#__RefHeading__146_232730217" text:style-name="Index_20_Link" text:visited-style-name="Index_20_Link">Пакет авторизации клиента (59 байт)<text:tab/>4</text:a></text:p>
          <text:p text:style-name="P34"><text:a xlink:type="simple" xlink:href="#__RefHeading__148_232730217" text:style-name="Index_20_Link" text:visited-style-name="Index_20_Link">Пакет авторизации администратора (47 байт)<text:tab/>4</text:a></text:p>
          <text:p text:style-name="P34"><text:a xlink:type="simple" xlink:href="#__RefHeading__150_232730217" text:style-name="Index_20_Link" text:visited-style-name="Index_20_Link">Пакет запроса списка клиентов (3 байта)<text:tab/>5</text:a></text:p>
          <text:p text:style-name="P34"><text:a xlink:type="simple" xlink:href="#__RefHeading__152_232730217" text:style-name="Index_20_Link" text:visited-style-name="Index_20_Link">Пакет проверки соединения «пинг» (3 байта)<text:tab/>5</text:a></text:p>
          <text:p text:style-name="P34"><text:a xlink:type="simple" xlink:href="#__RefHeading__154_232730217" text:style-name="Index_20_Link" text:visited-style-name="Index_20_Link">Пакет передачи списка клиентов<text:tab/>5</text:a></text:p>
          <text:p text:style-name="P34"><text:a xlink:type="simple" xlink:href="#__RefHeading__156_232730217" text:style-name="Index_20_Link" text:visited-style-name="Index_20_Link">Пакет передачи информации<text:tab/>6</text:a></text:p>
          <text:p text:style-name="P34"><text:a xlink:type="simple" xlink:href="#__RefHeading__158_232730217" text:style-name="Index_20_Link" text:visited-style-name="Index_20_Link">Пакет отключения клиента<text:tab/>6</text:a></text:p>
          <text:p text:style-name="P34"><text:a xlink:type="simple" xlink:href="#__RefHeading__1537_1163618674" text:style-name="Index_20_Link" text:visited-style-name="Index_20_Link">Пакет изменения информации о клиенте (35 байт)<text:tab/>6</text:a></text:p>
          <text:p text:style-name="P33"><text:a xlink:type="simple" xlink:href="#__RefHeading__1378_641042128" text:style-name="Index_20_Link" text:visited-style-name="Index_20_Link">Протокол второго уровня Cspyp2 v. 2<text:tab/>7</text:a></text:p>
          <text:p text:style-name="P34"><text:a xlink:type="simple" xlink:href="#__RefHeading__1380_641042128" text:style-name="Index_20_Link" text:visited-style-name="Index_20_Link">Пакет запроса списка режимов<text:tab/>7</text:a></text:p>
          <text:p text:style-name="P34"><text:a xlink:type="simple" xlink:href="#__RefHeading__1382_641042128" text:style-name="Index_20_Link" text:visited-style-name="Index_20_Link">Пакет ответа списка режимов<text:tab/>8</text:a></text:p>
          <text:p text:style-name="P34"><text:a xlink:type="simple" xlink:href="#__RefHeading__1384_641042128" text:style-name="Index_20_Link" text:visited-style-name="Index_20_Link">Пакет активации режима<text:tab/>8</text:a></text:p>
          <text:p text:style-name="P34"><text:a xlink:type="simple" xlink:href="#__RefHeading__1386_641042128" text:style-name="Index_20_Link" text:visited-style-name="Index_20_Link">Пакет деактивации режима<text:tab/>8</text:a></text:p>
          <text:p text:style-name="P34"><text:a xlink:type="simple" xlink:href="#__RefHeading__1388_641042128" text:style-name="Index_20_Link" text:visited-style-name="Index_20_Link">Пакет передачи информации<text:tab/>8</text:a></text:p>
          <text:p text:style-name="P33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34"><text:a xlink:type="simple" xlink:href="#__RefHeading__1392_641042128" text:style-name="Index_20_Link" text:visited-style-name="Index_20_Link">Telnet протокол третьего уровня - (#1: MOD_TELNET)<text:tab/>9</text:a></text:p>
          <text:p text:style-name="P34"><text:a xlink:type="simple" xlink:href="#__RefHeading__1539_1163618674" text:style-name="Index_20_Link" text:visited-style-name="Index_20_Link">Файловый протокол третьего уровня - (#3: MOD_FILE)<text:tab/>9</text:a></text:p>
          <text:p text:style-name="P34"><text:a xlink:type="simple" xlink:href="#__RefHeading__1555_1208076495" text:style-name="Index_20_Link" text:visited-style-name="Index_20_Link">Графический протокол третьего уровня - (#2: MOD_GRAPH)<text:tab/>10</text:a></text:p>
          <text:p text:style-name="P34"><text:a xlink:type="simple" xlink:href="#__RefHeading__2115_1712856215" text:style-name="Index_20_Link" text:visited-style-name="Index_20_Link">Протокол управления процессами - (#7: MOD_PROCESS)<text:tab/>1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<text:span text:style-name="T1">c</text:span> сервер<text:span text:style-name="T7">ом</text:span>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3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<text:span text:style-name="T1">3</text:span>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Константа</text:p>
          </table:table-cell>
          <table:table-cell table:style-name="Таблица2.A1" office:value-type="string">
            <text:p text:style-name="P13">Значение</text:p>
          </table:table-cell>
          <table:table-cell table:style-name="Таблица2.C1" office:value-type="string">
            <text:p text:style-name="P13">Комментарий</text:p>
          </table:table-cell>
        </table:table-row>
        <table:table-row>
          <table:table-cell table:style-name="Таблица2.A2" office:value-type="string">
            <text:p text:style-name="P12">Protocol ID</text:p>
          </table:table-cell>
          <table:table-cell table:style-name="Таблица2.A2" office:value-type="string">
            <text:p text:style-name="P12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2">Protocol version</text:p>
          </table:table-cell>
          <table:table-cell table:style-name="Таблица2.A2" office:value-type="string">
            <text:p text:style-name="P12">3</text:p>
          </table:table-cell>
          <table:table-cell table:style-name="Таблица2.C2" office:value-type="string">
            <text:p text:style-name="P14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2">Command ID (auth)</text:p>
          </table:table-cell>
          <table:table-cell table:style-name="Таблица2.A2" office:value-type="string">
            <text:p text:style-name="P12">1</text:p>
          </table:table-cell>
          <table:table-cell table:style-name="Таблица2.C2" office:value-type="string">
            <text:p text:style-name="P14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2">Command ID (adm)</text:p>
          </table:table-cell>
          <table:table-cell table:style-name="Таблица2.A2" office:value-type="string">
            <text:p text:style-name="P12">2</text:p>
          </table:table-cell>
          <table:table-cell table:style-name="Таблица2.C2" office:value-type="string">
            <text:p text:style-name="P14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2">Command ID (list)</text:p>
          </table:table-cell>
          <table:table-cell table:style-name="Таблица2.A2" office:value-type="string">
            <text:p text:style-name="P12">3</text:p>
          </table:table-cell>
          <table:table-cell table:style-name="Таблица2.C2" office:value-type="string">
            <text:p text:style-name="P14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2">Command ID (ping)</text:p>
          </table:table-cell>
          <table:table-cell table:style-name="Таблица2.A2" office:value-type="string">
            <text:p text:style-name="P15">4</text:p>
          </table:table-cell>
          <table:table-cell table:style-name="Таблица2.C2" office:value-type="string">
            <text:p text:style-name="P14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2">Command ID (rlist)</text:p>
          </table:table-cell>
          <table:table-cell table:style-name="Таблица2.A2" office:value-type="string">
            <text:p text:style-name="P12">5</text:p>
          </table:table-cell>
          <table:table-cell table:style-name="Таблица2.C2" office:value-type="string">
            <text:p text:style-name="P14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2">Command ID (transmit)</text:p>
          </table:table-cell>
          <table:table-cell table:style-name="Таблица2.A2" office:value-type="string">
            <text:p text:style-name="P15">6</text:p>
          </table:table-cell>
          <table:table-cell table:style-name="Таблица2.C2" office:value-type="string">
            <text:p text:style-name="P14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2">Command ID (disconnect)</text:p>
          </table:table-cell>
          <table:table-cell table:style-name="Таблица2.A2" office:value-type="string">
            <text:p text:style-name="P12">7</text:p>
          </table:table-cell>
          <table:table-cell table:style-name="Таблица2.C2" office:value-type="string">
            <text:p text:style-name="P14">Команда отключения клиента</text:p>
          </table:table-cell>
        </table:table-row>
        <table:table-row>
          <table:table-cell table:style-name="Таблица2.A2" office:value-type="string">
            <text:p text:style-name="P12">Command ID (setinfo)</text:p>
          </table:table-cell>
          <table:table-cell table:style-name="Таблица2.A2" office:value-type="string">
            <text:p text:style-name="P12">8</text:p>
          </table:table-cell>
          <table:table-cell table:style-name="Таблица2.C2" office:value-type="string">
            <text:p text:style-name="P14">Команда обновления информации о клиенте</text:p>
          </table:table-cell>
        </table:table-row>
      </table:table>
      <text:p text:style-name="P7"/>
      <text:p text:style-name="P2">Список команд, посылаемых клиентом серверу:</text:p>
      <text:list xml:id="list30200023" text:style-name="L1">
        <text:list-item>
          <text:p text:style-name="P17">Команда авторизации клиента</text:p>
        </text:list-item>
        <text:list-item>
          <text:p text:style-name="P17">Команда передачи информации</text:p>
        </text:list-item>
        <text:list-item>
          <text:p text:style-name="P17">Команда ответа на пинг</text:p>
        </text:list-item>
        <text:list-item>
          <text:p text:style-name="P17">Команда отключения</text:p>
        </text:list-item>
      </text:list>
      <text:p text:style-name="P1"/>
      <text:p text:style-name="P2"><text:soft-page-break/>Список команд, посылаемых администратором серверу:</text:p>
      <text:list xml:id="list30188117" text:style-name="L2">
        <text:list-item>
          <text:p text:style-name="P18">Команда авторизации администратора</text:p>
        </text:list-item>
        <text:list-item>
          <text:p text:style-name="P18">Команда передачи информации</text:p>
        </text:list-item>
        <text:list-item>
          <text:p text:style-name="P18">Команда запроса списка клиентов</text:p>
        </text:list-item>
        <text:list-item>
          <text:p text:style-name="P18">Команда ответа на пинг</text:p>
        </text:list-item>
        <text:list-item>
          <text:p text:style-name="P18">Команда отключения</text:p>
        </text:list-item>
        <text:list-item>
          <text:p text:style-name="P18">Команда обновления информации о клиенте</text:p>
        </text:list-item>
      </text:list>
      <text:p text:style-name="P1"/>
      <text:p text:style-name="P2">Список команд, посылаемых сервером клиенту:</text:p>
      <text:list xml:id="list30216958" text:style-name="L3">
        <text:list-item>
          <text:p text:style-name="P19">Команда передачи информации</text:p>
        </text:list-item>
        <text:list-item>
          <text:p text:style-name="P19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0205962" text:style-name="L4">
        <text:list-item>
          <text:p text:style-name="P20">Команда передачи списка клиентов</text:p>
        </text:list-item>
        <text:list-item>
          <text:p text:style-name="P20">Команда передачи информации</text:p>
        </text:list-item>
        <text:list-item>
          <text:p text:style-name="P20">Команда пинг (проверка соединения)</text:p>
        </text:list-item>
      </text:list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<text:span text:style-name="T7">59</text:span>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 table:number-columns-repeated="2"/>
        <table:table-row>
          <table:table-cell table:style-name="Таблица1.A1" office:value-type="string">
            <text:p text:style-name="P11">Protocol ID</text:p>
          </table:table-cell>
          <table:table-cell table:style-name="Таблица1.A1" office:value-type="string">
            <text:p text:style-name="P11">Protocol version</text:p>
          </table:table-cell>
          <table:table-cell table:style-name="Таблица1.A1" office:value-type="string">
            <text:p text:style-name="P11">Command ID (auth)</text:p>
          </table:table-cell>
          <table:table-cell table:style-name="Таблица1.A1" office:value-type="string">
            <text:p text:style-name="P11">Client hash</text:p>
          </table:table-cell>
          <table:table-cell table:style-name="Таблица1.A1" office:value-type="string">
            <text:p text:style-name="P11">OS</text:p>
          </table:table-cell>
          <table:table-cell table:style-name="Таблица1.F1" office:value-type="string">
            <text:p text:style-name="P11">Device Type</text:p>
          </table:table-cell>
        </table:table-row>
        <table:table-row>
          <table:table-cell table:style-name="Таблица1.A2" office:value-type="string">
            <text:p text:style-name="P11">1 byte</text:p>
          </table:table-cell>
          <table:table-cell table:style-name="Таблица1.A2" office:value-type="string">
            <text:p text:style-name="P11">1 byte</text:p>
          </table:table-cell>
          <table:table-cell table:style-name="Таблица1.A2" office:value-type="string">
            <text:p text:style-name="P11">1 byte</text:p>
          </table:table-cell>
          <table:table-cell table:style-name="Таблица1.A2" office:value-type="string">
            <text:p text:style-name="P11"><text:span text:style-name="T7">16</text:span> byte</text:p>
          </table:table-cell>
          <table:table-cell table:style-name="Таблица1.A2" office:value-type="string">
            <text:p text:style-name="P11">20 bytes</text:p>
          </table:table-cell>
          <table:table-cell table:style-name="Таблица1.F2" office:value-type="string">
            <text:p text:style-name="P11">20 bytes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Command ID (auth) – <text:span text:style-name="T7">идентификатор команды авторизации клиента;</text:span></text:p>
      <text:p text:style-name="P7">Client hash – <text:span text:style-name="T7">16 байтный хеш клиента</text:span></text:p>
      <text:p text:style-name="P7">OS – <text:span text:style-name="T7">строка с текстовым наименованием ОС</text:span></text:p>
      <text:p text:style-name="P7">DeviceType – <text:span text:style-name="T7">строка с текстовым наименованием типа устройства</text:span></text:p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1">Protocol ID</text:p>
          </table:table-cell>
          <table:table-cell table:style-name="Таблица3.A1" office:value-type="string">
            <text:p text:style-name="P11">Protocol version</text:p>
          </table:table-cell>
          <table:table-cell table:style-name="Таблица3.A1" office:value-type="string">
            <text:p text:style-name="P11">Command ID <text:span text:style-name="T7">(</text:span>adm<text:span text:style-name="T7">)</text:span></text:p>
          </table:table-cell>
          <table:table-cell table:style-name="Таблица3.A1" office:value-type="string">
            <text:p text:style-name="P11">Admin login</text:p>
          </table:table-cell>
          <table:table-cell table:style-name="Таблица3.E1" office:value-type="string">
            <text:p text:style-name="P11">Admin password</text:p>
          </table:table-cell>
        </table:table-row>
        <table:table-row>
          <table:table-cell table:style-name="Таблица3.A2" office:value-type="string">
            <text:p text:style-name="P11">1 byte</text:p>
          </table:table-cell>
          <table:table-cell table:style-name="Таблица3.A2" office:value-type="string">
            <text:p text:style-name="P11">1 byte</text:p>
          </table:table-cell>
          <table:table-cell table:style-name="Таблица3.A2" office:value-type="string">
            <text:p text:style-name="P11">1 byte</text:p>
          </table:table-cell>
          <table:table-cell table:style-name="Таблица3.A2" office:value-type="string">
            <text:p text:style-name="P11">22 byte</text:p>
          </table:table-cell>
          <table:table-cell table:style-name="Таблица3.E2" office:value-type="string">
            <text:p text:style-name="P11">22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Command ID (adm) – <text:span text:style-name="T7">идентификатор команды авторизации администратора;</text:span></text:p>
      <text:p text:style-name="P7"><text:soft-page-break/>Admin login —<text:span text:style-name="T7"> логин администратора в виде «</text:span>Null terminated string<text:span text:style-name="T7">»</text:span></text:p>
      <text:p text:style-name="P7"><text:span text:style-name="T7">Admin </text:span>password<text:span text:style-name="T7"> — пароль администратора в виде «Null terminated string»</text:span></text:p>
      <text:p text:style-name="P1"/>
      <text:h text:style-name="P28" text:outline-level="3"><text:bookmark-start text:name="__RefHeading__150_232730217"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1">Protocol ID</text:p>
          </table:table-cell>
          <table:table-cell table:style-name="Таблица4.A1" office:value-type="string">
            <text:p text:style-name="P11">Protocol version</text:p>
          </table:table-cell>
          <table:table-cell table:style-name="Таблица4.C1" office:value-type="string">
            <text:p text:style-name="P11">Command ID (list)</text:p>
          </table:table-cell>
        </table:table-row>
        <table:table-row>
          <table:table-cell table:style-name="Таблица4.A2" office:value-type="string">
            <text:p text:style-name="P11">1 byte</text:p>
          </table:table-cell>
          <table:table-cell table:style-name="Таблица4.A2" office:value-type="string">
            <text:p text:style-name="P11">1 byte</text:p>
          </table:table-cell>
          <table:table-cell table:style-name="Таблица4.C2" office:value-type="string">
            <text:p text:style-name="P11">1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<text:span text:style-name="T7">Command ID (l</text:span>ist<text:span text:style-name="T7">) – идентификатор команды запроса списка клиентов;</text:span></text:p>
      <text:p text:style-name="P1"/>
      <text:h text:style-name="P28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1">Protocol ID</text:p>
          </table:table-cell>
          <table:table-cell table:style-name="Таблица5.A1" office:value-type="string">
            <text:p text:style-name="P11">Protocol version</text:p>
          </table:table-cell>
          <table:table-cell table:style-name="Таблица5.C1" office:value-type="string">
            <text:p text:style-name="P11">Command ID (ping)</text:p>
          </table:table-cell>
        </table:table-row>
        <table:table-row>
          <table:table-cell table:style-name="Таблица5.A2" office:value-type="string">
            <text:p text:style-name="P11">1 byte</text:p>
          </table:table-cell>
          <table:table-cell table:style-name="Таблица5.A2" office:value-type="string">
            <text:p text:style-name="P11">1 byte</text:p>
          </table:table-cell>
          <table:table-cell table:style-name="Таблица5.C2" office:value-type="string">
            <text:p text:style-name="P11">1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h text:style-name="P28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1">Protocol ID</text:p>
          </table:table-cell>
          <table:table-cell table:style-name="Таблица6.A1" office:value-type="string">
            <text:p text:style-name="P11">Protocol version</text:p>
          </table:table-cell>
          <table:table-cell table:style-name="Таблица6.A1" office:value-type="string">
            <text:p text:style-name="P11">Command ID (rlist)</text:p>
          </table:table-cell>
          <table:table-cell table:style-name="Таблица6.A1" office:value-type="string">
            <text:p text:style-name="P11">Number of clients</text:p>
          </table:table-cell>
          <table:table-cell table:style-name="Таблица6.E1" office:value-type="string">
            <text:p text:style-name="P11">Client info array</text:p>
          </table:table-cell>
        </table:table-row>
        <table:table-row>
          <table:table-cell table:style-name="Таблица6.A2" office:value-type="string">
            <text:p text:style-name="P11">1 byte</text:p>
          </table:table-cell>
          <table:table-cell table:style-name="Таблица6.A2" office:value-type="string">
            <text:p text:style-name="P11">1 byte</text:p>
          </table:table-cell>
          <table:table-cell table:style-name="Таблица6.A2" office:value-type="string">
            <text:p text:style-name="P11">1 byte</text:p>
          </table:table-cell>
          <table:table-cell table:style-name="Таблица6.A2" office:value-type="string">
            <text:p text:style-name="P11">2 bytes</text:p>
          </table:table-cell>
          <table:table-cell table:style-name="Таблица6.E2" office:value-type="string">
            <text:p text:style-name="P11">Array of <text:span text:style-name="T7">92</text:span> bytes structs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<text:span text:style-name="T7">Command ID (</text:span>r<text:span text:style-name="T7">list) – идентификатор команды передачи списка клиентов;</text:span></text:p>
      <text:p text:style-name="P7">Number of clients – <text:span text:style-name="T7">количество клиентов</text:span></text:p>
      <text:p text:style-name="P7">Client info array – <text:span text:style-name="T7">массив структур с информацией о клиенте.</text:span></text:p>
      <text:p text:style-name="P7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row>
          <table:table-cell table:style-name="Таблица7.A1" office:value-type="string">
            <text:p text:style-name="P11">Client ID</text:p>
          </table:table-cell>
          <table:table-cell table:style-name="Таблица7.A1" office:value-type="string">
            <text:p text:style-name="P11">Client hash</text:p>
          </table:table-cell>
          <table:table-cell table:style-name="Таблица7.A1" office:value-type="string">
            <text:p text:style-name="P11">OS</text:p>
          </table:table-cell>
          <table:table-cell table:style-name="Таблица7.A1" office:value-type="string">
            <text:p text:style-name="P11">Device Type</text:p>
          </table:table-cell>
          <table:table-cell table:style-name="Таблица7.A1" office:value-type="string">
            <text:p text:style-name="P11">IP</text:p>
          </table:table-cell>
          <table:table-cell table:style-name="Таблица7.F1" office:value-type="string">
            <text:p text:style-name="P11">Caption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A2" office:value-type="string">
            <text:p text:style-name="P11">16 bytes</text:p>
          </table:table-cell>
          <table:table-cell table:style-name="Таблица7.A2" office:value-type="string">
            <text:p text:style-name="P11">20 bytes</text:p>
          </table:table-cell>
          <table:table-cell table:style-name="Таблица7.A2" office:value-type="string">
            <text:p text:style-name="P11">20 bytes</text:p>
          </table:table-cell>
          <table:table-cell table:style-name="Таблица7.A2" office:value-type="string">
            <text:p text:style-name="P11">4 bytes</text:p>
          </table:table-cell>
          <table:table-cell table:style-name="Таблица7.F2" office:value-type="string">
            <text:p text:style-name="P11">30 bytes</text:p>
          </table:table-cell>
        </table:table-row>
      </table:table>
      <text:p text:style-name="P1"/>
      <text:p text:style-name="P7">Client ID – <text:span text:style-name="T7">идентификатор клиента (соответствует идентификатору клиентского сокета на сервере)</text:span></text:p>
      <text:p text:style-name="P7">Client hash – <text:span text:style-name="T7">16 байтный хеш клиента</text:span></text:p>
      <text:p text:style-name="P7">OS – <text:span text:style-name="T7">операционная система клиента</text:span></text:p>
      <text:p text:style-name="P7">Device Type – <text:span text:style-name="T7">тип устройства клиента</text:span></text:p>
      <text:p text:style-name="P7"><text:soft-page-break/>IP – ip <text:span text:style-name="T7">адрес клиента</text:span></text:p>
      <text:p text:style-name="P7">Caption – <text:span text:style-name="T7">наименование клиента</text:span></text:p>
      <text:p text:style-name="P1"/>
      <text:h text:style-name="P28" text:outline-level="3"><text:bookmark-start text:name="__RefHeading__156_232730217"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1">Protocol ID</text:p>
          </table:table-cell>
          <table:table-cell table:style-name="Таблица8.A1" office:value-type="string">
            <text:p text:style-name="P11">Protocol version</text:p>
          </table:table-cell>
          <table:table-cell table:style-name="Таблица8.A1" office:value-type="string">
            <text:p text:style-name="P11">Command ID (transmit)</text:p>
          </table:table-cell>
          <table:table-cell table:style-name="Таблица8.A1" office:value-type="string">
            <text:p text:style-name="P11">Client ID</text:p>
          </table:table-cell>
          <table:table-cell table:style-name="Таблица8.A1" office:value-type="string">
            <text:p text:style-name="P11">Data size</text:p>
          </table:table-cell>
          <table:table-cell table:style-name="Таблица8.F1" office:value-type="string">
            <text:p text:style-name="P11">Data</text:p>
          </table:table-cell>
        </table:table-row>
        <table:table-row>
          <table:table-cell table:style-name="Таблица8.A2" office:value-type="string">
            <text:p text:style-name="P11">1 byte</text:p>
          </table:table-cell>
          <table:table-cell table:style-name="Таблица8.A2" office:value-type="string">
            <text:p text:style-name="P11">1 byte</text:p>
          </table:table-cell>
          <table:table-cell table:style-name="Таблица8.A2" office:value-type="string">
            <text:p text:style-name="P11">1 byte</text:p>
          </table:table-cell>
          <table:table-cell table:style-name="Таблица8.A2" office:value-type="string">
            <text:p text:style-name="P11">2 bytes</text:p>
          </table:table-cell>
          <table:table-cell table:style-name="Таблица8.A2" office:value-type="string">
            <text:p text:style-name="P11">4 bytes</text:p>
          </table:table-cell>
          <table:table-cell table:style-name="Таблица8.F2" office:value-type="string">
            <text:p text:style-name="P11"><text:s/>… bytes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<text:span text:style-name="T7">Command ID (r</text:span>eceive<text:span text:style-name="T7">) – идентификатор команды передачи информации;</text:span></text:p>
      <text:p text:style-name="P7">Client ID – <text:span text:style-name="T7">идентификатор клиента</text:span></text:p>
      <text:p text:style-name="P7">Data size – <text:span text:style-name="T7">размер передаваемой информации</text:span></text:p>
      <text:p text:style-name="P7">Data – <text:span text:style-name="T7">передаваемая информация</text:span></text:p>
      <text:p text:style-name="P1"/>
      <text:h text:style-name="P28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1">Protocol ID</text:p>
          </table:table-cell>
          <table:table-cell table:style-name="Таблица9.A1" office:value-type="string">
            <text:p text:style-name="P11">Protocol version</text:p>
          </table:table-cell>
          <table:table-cell table:style-name="Таблица9.C1" office:value-type="string">
            <text:p text:style-name="P11">Command ID (disconnect)</text:p>
          </table:table-cell>
        </table:table-row>
        <table:table-row>
          <table:table-cell table:style-name="Таблица9.A2" office:value-type="string">
            <text:p text:style-name="P11">1 byte</text:p>
          </table:table-cell>
          <table:table-cell table:style-name="Таблица9.A2" office:value-type="string">
            <text:p text:style-name="P11">1 byte</text:p>
          </table:table-cell>
          <table:table-cell table:style-name="Таблица9.C2" office:value-type="string">
            <text:p text:style-name="P11">1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<text:span text:style-name="T7">Command ID (</text:span>disconnect<text:span text:style-name="T7">) – идентификатор команды отключения;</text:span></text:p>
      <text:p text:style-name="P1"/>
      <text:h text:style-name="Heading_20_3" text:outline-level="3"><text:bookmark-start text:name="__RefHeading__1537_1163618674"/>Пакет изменения информации о клиенте <text:span text:style-name="T1">(35 </text:span><text:span text:style-name="T7">байт)</text:span><text:bookmark-end text:name="__RefHeading__1537_1163618674"/></text:h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P11">Protocol ID</text:p>
          </table:table-cell>
          <table:table-cell table:style-name="Таблица17.A1" office:value-type="string">
            <text:p text:style-name="P11">Protocol version</text:p>
          </table:table-cell>
          <table:table-cell table:style-name="Таблица17.A1" office:value-type="string">
            <text:p text:style-name="P11">Command ID (setinfo)</text:p>
          </table:table-cell>
          <table:table-cell table:style-name="Таблица17.A1" office:value-type="string">
            <text:p text:style-name="P11">Client ID</text:p>
          </table:table-cell>
          <table:table-cell table:style-name="Таблица17.E1" office:value-type="string">
            <text:p text:style-name="P11">Caption</text:p>
          </table:table-cell>
        </table:table-row>
        <table:table-row>
          <table:table-cell table:style-name="Таблица17.A2" office:value-type="string">
            <text:p text:style-name="P11">1 byte</text:p>
          </table:table-cell>
          <table:table-cell table:style-name="Таблица17.A2" office:value-type="string">
            <text:p text:style-name="P11">1 byte</text:p>
          </table:table-cell>
          <table:table-cell table:style-name="Таблица17.A2" office:value-type="string">
            <text:p text:style-name="P11">1 byte</text:p>
          </table:table-cell>
          <table:table-cell table:style-name="Таблица17.A2" office:value-type="string">
            <text:p text:style-name="P11">2 bytes</text:p>
          </table:table-cell>
          <table:table-cell table:style-name="Таблица17.E2" office:value-type="string">
            <text:p text:style-name="P11">30 bytes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Command ID (setinfo) – <text:span text:style-name="T7">идентификатор команды изменения информации о клиенте;</text:span></text:p>
      <text:p text:style-name="P7">Client ID – <text:span text:style-name="T7">идентификатор клиента</text:span></text:p>
      <text:p text:style-name="P7">Caption – <text:span text:style-name="T7">строка с названием клиента</text:span></text:p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3:</text:span>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3">Константа</text:p>
          </table:table-cell>
          <table:table-cell table:style-name="Таблица10.A1" office:value-type="string">
            <text:p text:style-name="P13">Значение</text:p>
          </table:table-cell>
          <table:table-cell table:style-name="Таблица10.C1" office:value-type="string">
            <text:p text:style-name="P13">Комментарий</text:p>
          </table:table-cell>
        </table:table-row>
        <table:table-row>
          <table:table-cell table:style-name="Таблица10.A2" office:value-type="string">
            <text:p text:style-name="P12">Protocol ID</text:p>
          </table:table-cell>
          <table:table-cell table:style-name="Таблица10.A2" office:value-type="string">
            <text:p text:style-name="P12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2">Protocol version</text:p>
          </table:table-cell>
          <table:table-cell table:style-name="Таблица10.A2" office:value-type="string">
            <text:p text:style-name="P12">2</text:p>
          </table:table-cell>
          <table:table-cell table:style-name="Таблица10.C2" office:value-type="string">
            <text:p text:style-name="P14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2">Command ID (list)</text:p>
          </table:table-cell>
          <table:table-cell table:style-name="Таблица10.A2" office:value-type="string">
            <text:p text:style-name="P12">1</text:p>
          </table:table-cell>
          <table:table-cell table:style-name="Таблица10.C2" office:value-type="string">
            <text:p text:style-name="P14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2">Command ID (modes)</text:p>
          </table:table-cell>
          <table:table-cell table:style-name="Таблица10.A2" office:value-type="string">
            <text:p text:style-name="P12">2</text:p>
          </table:table-cell>
          <table:table-cell table:style-name="Таблица10.C2" office:value-type="string">
            <text:p text:style-name="P14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2">Command ID (activate)</text:p>
          </table:table-cell>
          <table:table-cell table:style-name="Таблица10.A2" office:value-type="string">
            <text:p text:style-name="P12">3</text:p>
          </table:table-cell>
          <table:table-cell table:style-name="Таблица10.C2" office:value-type="string">
            <text:p text:style-name="P14">Команда активации режима</text:p>
          </table:table-cell>
        </table:table-row>
        <table:table-row>
          <table:table-cell table:style-name="Таблица10.A2" office:value-type="string">
            <text:p text:style-name="P12">Command ID (deactivate)</text:p>
          </table:table-cell>
          <table:table-cell table:style-name="Таблица10.A2" office:value-type="string">
            <text:p text:style-name="P15">4</text:p>
          </table:table-cell>
          <table:table-cell table:style-name="Таблица10.C2" office:value-type="string">
            <text:p text:style-name="P14">Команда деактивации режима</text:p>
          </table:table-cell>
        </table:table-row>
        <table:table-row>
          <table:table-cell table:style-name="Таблица10.A2" office:value-type="string">
            <text:p text:style-name="P12">Command ID (transmit)</text:p>
          </table:table-cell>
          <table:table-cell table:style-name="Таблица10.A2" office:value-type="string">
            <text:p text:style-name="P12">5</text:p>
          </table:table-cell>
          <table:table-cell table:style-name="Таблица10.C2" office:value-type="string">
            <text:p text:style-name="P14">Команда передачи данных</text:p>
          </table:table-cell>
        </table:table-row>
      </table:table>
      <text:p text:style-name="P7"/>
      <text:p text:style-name="P7"/>
      <text:p text:style-name="P2">Список команд, посылаемых администратором клиенту:</text:p>
      <text:list xml:id="list30191750" text:style-name="L5">
        <text:list-item>
          <text:p text:style-name="P21">Команда запроса списка режимов</text:p>
        </text:list-item>
        <text:list-item>
          <text:p text:style-name="P21">Команда активации режима</text:p>
        </text:list-item>
        <text:list-item>
          <text:p text:style-name="P21">Команда деактивации режима</text:p>
        </text:list-item>
        <text:list-item>
          <text:p text:style-name="P21">Команда передачи данных</text:p>
        </text:list-item>
        <text:list-item>
          <text:p text:style-name="P21">Команда запроса информации о клиенте</text:p>
        </text:list-item>
      </text:list>
      <text:p text:style-name="P16"/>
      <text:p text:style-name="P2">Список команд, посылаемых клиентом администратору:</text:p>
      <text:list xml:id="list30214722" text:style-name="L6">
        <text:list-item>
          <text:p text:style-name="P22">Команда ответа списка режимов</text:p>
        </text:list-item>
        <text:list-item>
          <text:p text:style-name="P22">Команда передачи данных</text:p>
        </text:list-item>
        <text:list-item>
          <text:p text:style-name="P22">Команда передачи информации о клиенте</text:p>
        </text:list-item>
      </text:list>
      <text:p text:style-name="P16"/>
      <text:h text:style-name="P28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1">Protocol ID</text:p>
          </table:table-cell>
          <table:table-cell table:style-name="Таблица11.A1" office:value-type="string">
            <text:p text:style-name="P11">Protocol version</text:p>
          </table:table-cell>
          <table:table-cell table:style-name="Таблица11.C1" office:value-type="string">
            <text:p text:style-name="P11">Command ID (list)</text:p>
          </table:table-cell>
        </table:table-row>
        <table:table-row>
          <table:table-cell table:style-name="Таблица11.A2" office:value-type="string">
            <text:p text:style-name="P11">1 byte</text:p>
          </table:table-cell>
          <table:table-cell table:style-name="Таблица11.A2" office:value-type="string">
            <text:p text:style-name="P11">1 byte</text:p>
          </table:table-cell>
          <table:table-cell table:style-name="Таблица11.C2" office:value-type="string">
            <text:p text:style-name="P11">1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1"/>
      <text:p text:style-name="P1"><text:soft-page-break/></text:p>
      <text:h text:style-name="P28" text:outline-level="3"><text:bookmark-start text:name="__RefHeading__1382_641042128"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1">Protocol ID</text:p>
          </table:table-cell>
          <table:table-cell table:style-name="Таблица12.A1" office:value-type="string">
            <text:p text:style-name="P11">Protocol version</text:p>
          </table:table-cell>
          <table:table-cell table:style-name="Таблица12.A1" office:value-type="string">
            <text:p text:style-name="P11">Command ID (modes)</text:p>
          </table:table-cell>
          <table:table-cell table:style-name="Таблица12.A1" office:value-type="string">
            <text:p text:style-name="P11">Modes number</text:p>
          </table:table-cell>
          <table:table-cell table:style-name="Таблица12.E1" office:value-type="string">
            <text:p text:style-name="P11">Modes</text:p>
          </table:table-cell>
        </table:table-row>
        <table:table-row>
          <table:table-cell table:style-name="Таблица12.A2" office:value-type="string">
            <text:p text:style-name="P11">1 byte</text:p>
          </table:table-cell>
          <table:table-cell table:style-name="Таблица12.A2" office:value-type="string">
            <text:p text:style-name="P11">1 byte</text:p>
          </table:table-cell>
          <table:table-cell table:style-name="Таблица12.A2" office:value-type="string">
            <text:p text:style-name="P11">1 byte</text:p>
          </table:table-cell>
          <table:table-cell table:style-name="Таблица12.A2" office:value-type="string">
            <text:p text:style-name="P11">2 bytes</text:p>
          </table:table-cell>
          <table:table-cell table:style-name="Таблица12.E2" office:value-type="string">
            <text:p text:style-name="P11">Array of <text:span text:style-name="T7">1</text:span>-bytes elements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7">Modes – <text:span text:style-name="T7">массив из чисел — идентификаторов режимов</text:span></text:p>
      <text:p text:style-name="P1"/>
      <text:h text:style-name="P28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1">Protocol ID</text:p>
          </table:table-cell>
          <table:table-cell table:style-name="Таблица13.A1" office:value-type="string">
            <text:p text:style-name="P11">Protocol version</text:p>
          </table:table-cell>
          <table:table-cell table:style-name="Таблица13.A1" office:value-type="string">
            <text:p text:style-name="P11">Command ID (activate)</text:p>
          </table:table-cell>
          <table:table-cell table:style-name="Таблица13.D1" office:value-type="string">
            <text:p text:style-name="P11">Mode ID</text:p>
          </table:table-cell>
        </table:table-row>
        <table:table-row>
          <table:table-cell table:style-name="Таблица13.A2" office:value-type="string">
            <text:p text:style-name="P11">1 byte</text:p>
          </table:table-cell>
          <table:table-cell table:style-name="Таблица13.A2" office:value-type="string">
            <text:p text:style-name="P11">1 byte</text:p>
          </table:table-cell>
          <table:table-cell table:style-name="Таблица13.A2" office:value-type="string">
            <text:p text:style-name="P11">1 byte</text:p>
          </table:table-cell>
          <table:table-cell table:style-name="Таблица13.D2" office:value-type="string">
            <text:p text:style-name="P11">1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8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1">Protocol ID</text:p>
          </table:table-cell>
          <table:table-cell table:style-name="Таблица14.A1" office:value-type="string">
            <text:p text:style-name="P11">Protocol version</text:p>
          </table:table-cell>
          <table:table-cell table:style-name="Таблица14.A1" office:value-type="string">
            <text:p text:style-name="P11">Command ID (deactivate)</text:p>
          </table:table-cell>
          <table:table-cell table:style-name="Таблица14.D1" office:value-type="string">
            <text:p text:style-name="P11">Mode ID</text:p>
          </table:table-cell>
        </table:table-row>
        <table:table-row>
          <table:table-cell table:style-name="Таблица14.A2" office:value-type="string">
            <text:p text:style-name="P11">1 byte</text:p>
          </table:table-cell>
          <table:table-cell table:style-name="Таблица14.A2" office:value-type="string">
            <text:p text:style-name="P11">1 byte</text:p>
          </table:table-cell>
          <table:table-cell table:style-name="Таблица14.A2" office:value-type="string">
            <text:p text:style-name="P11">1 byte</text:p>
          </table:table-cell>
          <table:table-cell table:style-name="Таблица14.D2" office:value-type="string">
            <text:p text:style-name="P11">1 byte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8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>
          <table:table-cell table:style-name="Таблица15.A1" office:value-type="string">
            <text:p text:style-name="P11">Protocol ID</text:p>
          </table:table-cell>
          <table:table-cell table:style-name="Таблица15.A1" office:value-type="string">
            <text:p text:style-name="P11">Protocol version</text:p>
          </table:table-cell>
          <table:table-cell table:style-name="Таблица15.A1" office:value-type="string">
            <text:p text:style-name="P11">Command ID (transmit)</text:p>
          </table:table-cell>
          <table:table-cell table:style-name="Таблица15.A1" office:value-type="string">
            <text:p text:style-name="P11">Mode ID</text:p>
          </table:table-cell>
          <table:table-cell table:style-name="Таблица15.A1" office:value-type="string">
            <text:p text:style-name="P11">Data size</text:p>
          </table:table-cell>
          <table:table-cell table:style-name="Таблица15.F1" office:value-type="string">
            <text:p text:style-name="P11">Data</text:p>
          </table:table-cell>
        </table:table-row>
        <table:table-row>
          <table:table-cell table:style-name="Таблица15.A2" office:value-type="string">
            <text:p text:style-name="P11">1 byte</text:p>
          </table:table-cell>
          <table:table-cell table:style-name="Таблица15.A2" office:value-type="string">
            <text:p text:style-name="P11">1 byte</text:p>
          </table:table-cell>
          <table:table-cell table:style-name="Таблица15.A2" office:value-type="string">
            <text:p text:style-name="P11">1 byte</text:p>
          </table:table-cell>
          <table:table-cell table:style-name="Таблица15.A2" office:value-type="string">
            <text:p text:style-name="P11">1 byte</text:p>
          </table:table-cell>
          <table:table-cell table:style-name="Таблица15.A2" office:value-type="string">
            <text:p text:style-name="P11">4 bytes</text:p>
          </table:table-cell>
          <table:table-cell table:style-name="Таблица15.F2" office:value-type="string">
            <text:p text:style-name="P11"><text:s/>… bytes</text:p>
          </table:table-cell>
        </table:table-row>
      </table:table>
      <text:p text:style-name="P7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7"><text:span text:style-name="T7">Command ID (r</text:span>eceive<text:span text:style-name="T7">) – идентификатор команды передачи информации;</text:span></text:p>
      <text:p text:style-name="P7">Mode ID – <text:span text:style-name="T7">идентификатор режима (протокола 3-го уровня)</text:span></text:p>
      <text:p text:style-name="P7"><text:soft-page-break/>Data size – <text:span text:style-name="T7">размер передаваемой информации</text:span></text:p>
      <text:p text:style-name="P7">Data – <text:span text:style-name="T7">передаваемая информация</text:span></text:p>
      <text:p text:style-name="P1"/>
      <text:p text:style-name="P1"/>
      <text:h text:style-name="P27" text:outline-level="2"><text:bookmark-start text:name="__RefHeading__1390_641042128"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9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3">1</text:p>
          </table:table-cell>
          <table:table-cell table:style-name="Таблица16.A2" office:value-type="string">
            <text:p text:style-name="P11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3">2</text:p>
          </table:table-cell>
          <table:table-cell table:style-name="Таблица16.A2" office:value-type="string">
            <text:p text:style-name="P11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3">3</text:p>
          </table:table-cell>
          <table:table-cell table:style-name="Таблица16.A2" office:value-type="string">
            <text:p text:style-name="P11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3">4</text:p>
          </table:table-cell>
          <table:table-cell table:style-name="Таблица16.A2" office:value-type="string">
            <text:p text:style-name="P11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2">5</text:p>
          </table:table-cell>
          <table:table-cell table:style-name="Таблица16.A2" office:value-type="string">
            <text:p text:style-name="P11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2">6</text:p>
          </table:table-cell>
          <table:table-cell table:style-name="Таблица16.A2" office:value-type="string">
            <text:p text:style-name="P11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  <table:table-row>
          <table:table-cell table:style-name="Таблица16.A2" office:value-type="string">
            <text:p text:style-name="P12">7</text:p>
          </table:table-cell>
          <table:table-cell table:style-name="Таблица16.A2" office:value-type="string">
            <text:p text:style-name="P11">Process</text:p>
          </table:table-cell>
          <table:table-cell table:style-name="Таблица16.C2" office:value-type="string">
            <text:p text:style-name="Table_20_Contents">Протокол управления процессами</text:p>
          </table:table-cell>
        </table:table-row>
      </table:table>
      <text:p text:style-name="P4"/>
      <text:p text:style-name="P4"/>
      <text:h text:style-name="P30" text:outline-level="3"><text:bookmark-start text:name="__RefHeading__1392_641042128"/><text:span text:style-name="T6">Telnet </text:span><text:span text:style-name="T8">протокол третьего уровня - </text:span><text:span text:style-name="T6">(#</text:span><text:span text:style-name="T8">1: </text:span><text:span text:style-name="T6">MOD_TELNET)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30" text:outline-level="3"><text:bookmark-start text:name="__RefHeading__1539_1163618674"/><text:span text:style-name="T8">Файловый</text:span><text:span text:style-name="T6"> </text:span><text:span text:style-name="T8">протокол третьего уровня - (</text:span><text:span text:style-name="T6">#</text:span><text:span text:style-name="T8">3: M</text:span><text:span text:style-name="T6">OD_FILE)</text:span><text:bookmark-end text:name="__RefHeading__1539_1163618674"/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 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  <text:p text:style-name="P4"/>
      <text:p text:style-name="P4"><text:soft-page-break/></text:p>
      <text:h text:style-name="P31" text:outline-level="3"><text:bookmark-start text:name="__RefHeading__1555_1208076495"/><text:span text:style-name="T7">Графический</text:span> <text:span text:style-name="T7">протокол третьего уровня - (</text:span>#2: MOD_GRAPH)<text:bookmark-end text:name="__RefHeading__1555_1208076495"/></text:h>
      <text:p text:style-name="P4"/>
      <text:p text:style-name="P2">Список констант протокола <text:span text:style-name="T1">MOD_GRAPH</text:span>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3">Константа</text:p>
          </table:table-cell>
          <table:table-cell table:style-name="Таблица18.A1" office:value-type="string">
            <text:p text:style-name="P13">Значение</text:p>
          </table:table-cell>
          <table:table-cell table:style-name="Таблица18.C1" office:value-type="string">
            <text:p text:style-name="P13">Комментарий</text:p>
          </table:table-cell>
        </table:table-row>
        <table:table-row>
          <table:table-cell table:style-name="Таблица18.A2" office:value-type="string">
            <text:p text:style-name="P12">Protocol version</text:p>
          </table:table-cell>
          <table:table-cell table:style-name="Таблица18.A2" office:value-type="string">
            <text:p text:style-name="P12">1</text:p>
          </table:table-cell>
          <table:table-cell table:style-name="Таблица18.C2" office:value-type="string">
            <text:p text:style-name="P14">Текущая версия протокола <text:span text:style-name="T1">MOD_GRAPH</text:span></text:p>
          </table:table-cell>
        </table:table-row>
        <table:table-row>
          <table:table-cell table:style-name="Таблица18.A2" office:value-type="string">
            <text:p text:style-name="P12">Command ID (info)</text:p>
          </table:table-cell>
          <table:table-cell table:style-name="Таблица18.A2" office:value-type="string">
            <text:p text:style-name="P12">1</text:p>
          </table:table-cell>
          <table:table-cell table:style-name="Таблица18.C2" office:value-type="string">
            <text:p text:style-name="P14">Команда передачи информации о клиенте</text:p>
          </table:table-cell>
        </table:table-row>
        <table:table-row>
          <table:table-cell table:style-name="Таблица18.A2" office:value-type="string">
            <text:p text:style-name="P12">Command ID (imgfull)</text:p>
          </table:table-cell>
          <table:table-cell table:style-name="Таблица18.A2" office:value-type="string">
            <text:p text:style-name="P12">2</text:p>
          </table:table-cell>
          <table:table-cell table:style-name="Таблица18.C2" office:value-type="string">
            <text:p text:style-name="P14">Команда запроса полного изображения</text:p>
          </table:table-cell>
        </table:table-row>
        <table:table-row>
          <table:table-cell table:style-name="Таблица18.A2" office:value-type="string">
            <text:p text:style-name="P12">Command ID (imghalf)</text:p>
          </table:table-cell>
          <table:table-cell table:style-name="Таблица18.A2" office:value-type="string">
            <text:p text:style-name="P12">3</text:p>
          </table:table-cell>
          <table:table-cell table:style-name="Таблица18.C2" office:value-type="string">
            <text:p text:style-name="P14">Команда запроса изменения изображения</text:p>
          </table:table-cell>
        </table:table-row>
        <table:table-row>
          <table:table-cell table:style-name="Таблица18.A2" office:value-type="string">
            <text:p text:style-name="P12">Command ID (imgstart)</text:p>
          </table:table-cell>
          <table:table-cell table:style-name="Таблица18.A2" office:value-type="string">
            <text:p text:style-name="P15">4</text:p>
          </table:table-cell>
          <table:table-cell table:style-name="Таблица18.C2" office:value-type="string">
            <text:p text:style-name="P14">Команда передачи начала изображения</text:p>
          </table:table-cell>
        </table:table-row>
        <table:table-row>
          <table:table-cell table:style-name="Таблица18.A2" office:value-type="string">
            <text:p text:style-name="P12">Command ID (imgmid)</text:p>
          </table:table-cell>
          <table:table-cell table:style-name="Таблица18.A2" office:value-type="string">
            <text:p text:style-name="P12">5</text:p>
          </table:table-cell>
          <table:table-cell table:style-name="Таблица18.C2" office:value-type="string">
            <text:p text:style-name="P14">Команда передачи середины изображения</text:p>
          </table:table-cell>
        </table:table-row>
        <table:table-row>
          <table:table-cell table:style-name="Таблица18.A2" office:value-type="string">
            <text:p text:style-name="P12">Command ID (imgend)</text:p>
          </table:table-cell>
          <table:table-cell table:style-name="Таблица18.A2" office:value-type="string">
            <text:p text:style-name="P15">6</text:p>
          </table:table-cell>
          <table:table-cell table:style-name="Таблица18.C2" office:value-type="string">
            <text:p text:style-name="P14">Команда передачи конца изображения</text:p>
          </table:table-cell>
        </table:table-row>
        <table:table-row>
          <table:table-cell table:style-name="Таблица18.A2" office:value-type="string">
            <text:p text:style-name="P12">Command ID (keypressed)</text:p>
          </table:table-cell>
          <table:table-cell table:style-name="Таблица18.A2" office:value-type="string">
            <text:p text:style-name="P12">7</text:p>
          </table:table-cell>
          <table:table-cell table:style-name="Таблица18.C2" office:value-type="string">
            <text:p text:style-name="P14">Команда нажатия клавиши на клавиатуре</text:p>
          </table:table-cell>
        </table:table-row>
        <table:table-row>
          <table:table-cell table:style-name="Таблица18.A2" office:value-type="string">
            <text:p text:style-name="P12">Command ID (mmove)</text:p>
          </table:table-cell>
          <table:table-cell table:style-name="Таблица18.A2" office:value-type="string">
            <text:p text:style-name="P12">8</text:p>
          </table:table-cell>
          <table:table-cell table:style-name="Таблица18.C2" office:value-type="string">
            <text:p text:style-name="P14">Команда перемещения мышки</text:p>
          </table:table-cell>
        </table:table-row>
        <table:table-row>
          <table:table-cell table:style-name="Таблица18.A2" office:value-type="string">
            <text:p text:style-name="P12">Command ID (mleft)</text:p>
          </table:table-cell>
          <table:table-cell table:style-name="Таблица18.A2" office:value-type="string">
            <text:p text:style-name="P15">9</text:p>
          </table:table-cell>
          <table:table-cell table:style-name="Таблица18.C2" office:value-type="string">
            <text:p text:style-name="P14">Команда нажатия левой кнопки мышки</text:p>
          </table:table-cell>
        </table:table-row>
        <table:table-row>
          <table:table-cell table:style-name="Таблица18.A2" office:value-type="string">
            <text:p text:style-name="P12">Command ID (mright)</text:p>
          </table:table-cell>
          <table:table-cell table:style-name="Таблица18.A2" office:value-type="string">
            <text:p text:style-name="P15">10</text:p>
          </table:table-cell>
          <table:table-cell table:style-name="Таблица18.C2" office:value-type="string">
            <text:p text:style-name="P14">Команда нажатия правой кнопки мышки</text:p>
          </table:table-cell>
        </table:table-row>
        <table:table-row>
          <table:table-cell table:style-name="Таблица18.A2" office:value-type="string">
            <text:p text:style-name="P12">Command ID (mmid)</text:p>
          </table:table-cell>
          <table:table-cell table:style-name="Таблица18.A2" office:value-type="string">
            <text:p text:style-name="P15">11</text:p>
          </table:table-cell>
          <table:table-cell table:style-name="Таблица18.C2" office:value-type="string">
            <text:p text:style-name="P14">Команда нажатия средней кнопки мышки</text:p>
          </table:table-cell>
        </table:table-row>
      </table:table>
      <text:p text:style-name="P9"/>
      <text:p text:style-name="P2">Список команд, посылаемых клиентом администратору:</text:p>
      <text:list xml:id="list30213597" text:style-name="L7">
        <text:list-item>
          <text:p text:style-name="P23">Команда информации о клиенте</text:p>
        </text:list-item>
        <text:list-item>
          <text:p text:style-name="P23">Команда передачи начала изображения</text:p>
        </text:list-item>
        <text:list-item>
          <text:p text:style-name="P23">Команда передачи середины изображения</text:p>
        </text:list-item>
        <text:list-item>
          <text:p text:style-name="P23">Команда передачи конца изображения</text:p>
        </text:list-item>
      </text:list>
      <text:p text:style-name="P16"/>
      <text:p text:style-name="P2">Список команд, посылаемых администратором клиенту:</text:p>
      <text:list xml:id="list30200371" text:style-name="L8">
        <text:list-item>
          <text:p text:style-name="P24">Команда запроса полного изображения</text:p>
        </text:list-item>
        <text:list-item>
          <text:p text:style-name="P24">Команда запроса измененного изображения</text:p>
        </text:list-item>
        <text:list-item>
          <text:p text:style-name="P24">Команда перемещения мышки</text:p>
        </text:list-item>
        <text:list-item>
          <text:p text:style-name="P24">Команда нажатия левой кнопки мышки</text:p>
        </text:list-item>
        <text:list-item>
          <text:p text:style-name="P24">Команда нажатия правой кнопки мышки</text:p>
        </text:list-item>
        <text:list-item>
          <text:p text:style-name="P24">Команда нажатия средней кнопки мышки</text:p>
        </text:list-item>
        <text:list-item>
          <text:p text:style-name="P24">Команда нажатия кнопки клавиатуры</text:p>
        </text:list-item>
      </text:list>
      <text:p text:style-name="P6"/>
      <text:p text:style-name="P6"/>
      <text:p text:style-name="P2">Пакет информации о клиенте</text:p>
      <table:table table:name="Таблица19" table:style-name="Таблица19">
        <table:table-column table:style-name="Таблица19.A" table:number-columns-repeated="3"/>
        <table:table-column table:style-name="Таблица19.D"/>
        <table:table-row>
          <table:table-cell table:style-name="Таблица19.A1" office:value-type="string">
            <text:p text:style-name="P11">Command ID (info)</text:p>
          </table:table-cell>
          <table:table-cell table:style-name="Таблица19.A1" office:value-type="string">
            <text:p text:style-name="P11">Protocol Version</text:p>
          </table:table-cell>
          <table:table-cell table:style-name="Таблица19.A1" office:value-type="string">
            <text:p text:style-name="P11">Resolution (width)</text:p>
          </table:table-cell>
          <table:table-cell table:style-name="Таблица19.D1" office:value-type="string">
            <text:p text:style-name="P11">Resolution (height)</text:p>
          </table:table-cell>
        </table:table-row>
        <text:soft-page-break/>
        <table:table-row>
          <table:table-cell table:style-name="Таблица19.A2" office:value-type="string">
            <text:p text:style-name="P11">1 byte</text:p>
          </table:table-cell>
          <table:table-cell table:style-name="Таблица19.A2" office:value-type="string">
            <text:p text:style-name="P11">1 byte</text:p>
          </table:table-cell>
          <table:table-cell table:style-name="Таблица19.A2" office:value-type="string">
            <text:p text:style-name="P11">2 bytes</text:p>
          </table:table-cell>
          <table:table-cell table:style-name="Таблица19.D2" office:value-type="string">
            <text:p text:style-name="P11">2 bytes</text:p>
          </table:table-cell>
        </table:table-row>
      </table:table>
      <text:p text:style-name="P4"/>
      <text:p text:style-name="P4"><text:span text:style-name="T1">Command ID</text:span> - номер команды информации о клиенте.</text:p>
      <text:p text:style-name="P4"><text:span text:style-name="T1">Protocol Version</text:span> - версия протокола поддерживаемая клиентом.</text:p>
      <text:p text:style-name="P4"><text:span text:style-name="T1">Resolution (width)</text:span> - ширина картинки.</text:p>
      <text:p text:style-name="P4"><text:span text:style-name="T1">Resolution (height)</text:span> - высота картинки.</text:p>
      <text:p text:style-name="P4"/>
      <text:p text:style-name="P2">Пакет запроса изображения</text:p>
      <table:table table:name="Таблица20" table:style-name="Таблица20">
        <table:table-column table:style-name="Таблица20.A" table:number-columns-repeated="3"/>
        <table:table-row>
          <table:table-cell table:style-name="Таблица20.A1" office:value-type="string">
            <text:p text:style-name="P11">Command ID (imgfull/imghalf)</text:p>
          </table:table-cell>
          <table:table-cell table:style-name="Таблица20.A1" office:value-type="string">
            <text:p text:style-name="P11">Quality</text:p>
          </table:table-cell>
          <table:table-cell table:style-name="Таблица20.C1" office:value-type="string">
            <text:p text:style-name="P11">Resolution (height)</text:p>
          </table:table-cell>
        </table:table-row>
        <table:table-row>
          <table:table-cell table:style-name="Таблица20.A2" office:value-type="string">
            <text:p text:style-name="P11">1 byte</text:p>
          </table:table-cell>
          <table:table-cell table:style-name="Таблица20.A2" office:value-type="string">
            <text:p text:style-name="P11">1 byte</text:p>
          </table:table-cell>
          <table:table-cell table:style-name="Таблица20.C2" office:value-type="string">
            <text:p text:style-name="P11">2 bytes</text:p>
          </table:table-cell>
        </table:table-row>
      </table:table>
      <text:p text:style-name="P4"/>
      <text:p text:style-name="P4"><text:span text:style-name="T1">Command ID (imgfull)</text:span> - номер команды запроса полной картинки.</text:p>
      <text:p text:style-name="P4"><text:span text:style-name="T1">Command ID (imghalf) -</text:span> номер команды запроса изменения в картинке.</text:p>
      <text:p text:style-name="P4"><text:span text:style-name="T1">Q</text:span>uality - качество сжатия JPEG <text:span text:style-name="T1">(1..100).</text:span></text:p>
      <text:p text:style-name="P4"><text:span text:style-name="T1">Resolution (height)</text:span> - требуемая высота картинки.</text:p>
      <text:p text:style-name="P4"/>
      <text:p text:style-name="P4"/>
      <text:p text:style-name="P3">Пакет передачи начала изображения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 table:number-columns-repeated="4"/>
        <table:table-column table:style-name="Таблица21.G"/>
        <table:table-row>
          <table:table-cell table:style-name="Таблица21.A1" office:value-type="string">
            <text:p text:style-name="P11">Command ID (imgstart)</text:p>
          </table:table-cell>
          <table:table-cell table:style-name="Таблица21.A1" office:value-type="string">
            <text:p text:style-name="P11">Image X</text:p>
          </table:table-cell>
          <table:table-cell table:style-name="Таблица21.A1" office:value-type="string">
            <text:p text:style-name="P11">Image Y</text:p>
          </table:table-cell>
          <table:table-cell table:style-name="Таблица21.A1" office:value-type="string">
            <text:p text:style-name="P11">Image width</text:p>
          </table:table-cell>
          <table:table-cell table:style-name="Таблица21.A1" office:value-type="string">
            <text:p text:style-name="P11">Image height</text:p>
          </table:table-cell>
          <table:table-cell table:style-name="Таблица21.A1" office:value-type="string">
            <text:p text:style-name="P11">Image number</text:p>
          </table:table-cell>
          <table:table-cell table:style-name="Таблица21.G1" office:value-type="string">
            <text:p text:style-name="P11">Image bytes</text:p>
          </table:table-cell>
        </table:table-row>
        <table:table-row>
          <table:table-cell table:style-name="Таблица21.A2" office:value-type="string">
            <text:p text:style-name="P11">1 byte</text:p>
          </table:table-cell>
          <table:table-cell table:style-name="Таблица21.A2" office:value-type="string">
            <text:p text:style-name="P11">2 bytes</text:p>
          </table:table-cell>
          <table:table-cell table:style-name="Таблица21.A2" office:value-type="string">
            <text:p text:style-name="P11">2 bytes</text:p>
          </table:table-cell>
          <table:table-cell table:style-name="Таблица21.A2" office:value-type="string">
            <text:p text:style-name="P11">2 bytes</text:p>
          </table:table-cell>
          <table:table-cell table:style-name="Таблица21.A2" office:value-type="string">
            <text:p text:style-name="P11">2 bytes</text:p>
          </table:table-cell>
          <table:table-cell table:style-name="Таблица21.A2" office:value-type="string">
            <text:p text:style-name="P11">4 bytes</text:p>
          </table:table-cell>
          <table:table-cell table:style-name="Таблица21.G2" office:value-type="string">
            <text:p text:style-name="Table_20_Contents">… <text:span text:style-name="T1">bytes</text:span></text:p>
          </table:table-cell>
        </table:table-row>
      </table:table>
      <text:p text:style-name="P4"/>
      <text:p text:style-name="P4"><text:span text:style-name="T1">Command ID (imgstart) -</text:span> номер команды начала отправки изображения.</text:p>
      <text:p text:style-name="P4"><text:span text:style-name="T1">Image X</text:span> - положение картинки (координата x).</text:p>
      <text:p text:style-name="P4"><text:span text:style-name="T1">Image Y</text:span> - положение картинки (координата y).</text:p>
      <text:p text:style-name="P4"><text:span text:style-name="T1">Image width</text:span> - ширина картинки.</text:p>
      <text:p text:style-name="P4"><text:span text:style-name="T1">Image height</text:span> - высота картинки.</text:p>
      <text:p text:style-name="P4"><text:span text:style-name="T1">Image number</text:span> - номер картинки (все передаваемые кадры нумеруются по очереди).</text:p>
      <text:p text:style-name="P4"><text:span text:style-name="T1">Image bytes</text:span> - изображение, сжатое в JPEG.</text:p>
      <text:p text:style-name="P4"/>
      <text:p text:style-name="P4"/>
      <text:p text:style-name="P2">Пакет передачи середины/конца изображения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1">Command ID (imgmid/imgend)</text:p>
          </table:table-cell>
          <table:table-cell table:style-name="Таблица22.B1" office:value-type="string">
            <text:p text:style-name="P11">Image bytes</text:p>
          </table:table-cell>
        </table:table-row>
        <table:table-row>
          <table:table-cell table:style-name="Таблица22.A2" office:value-type="string">
            <text:p text:style-name="P11">1 byte</text:p>
          </table:table-cell>
          <table:table-cell table:style-name="Таблица22.B2" office:value-type="string">
            <text:p text:style-name="Table_20_Contents"><text:s/>… <text:span text:style-name="T1">bytes</text:span></text:p>
          </table:table-cell>
        </table:table-row>
      </table:table>
      <text:p text:style-name="P4"/>
      <text:p text:style-name="P4"><text:span text:style-name="T1">Command ID (imgmid)</text:span> - номер команды продолжения передачи изображения</text:p>
      <text:p text:style-name="P4"><text:soft-page-break/><text:span text:style-name="T1">Command ID (imgend) -</text:span> номер команды окончания передачи изображения</text:p>
      <text:p text:style-name="P4"><text:span text:style-name="T1">Image bytes</text:span> - изображение, сжатое в JPEG</text:p>
      <text:p text:style-name="P4"/>
      <text:p text:style-name="P4"/>
      <text:p text:style-name="P2">Пакет передачи информации о нажатии клавиши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11">Command ID (keypressed)</text:p>
          </table:table-cell>
          <table:table-cell table:style-name="Таблица23.B1" office:value-type="string">
            <text:p text:style-name="P11">Key code</text:p>
          </table:table-cell>
        </table:table-row>
        <table:table-row>
          <table:table-cell table:style-name="Таблица23.A2" office:value-type="string">
            <text:p text:style-name="P11">1 byte</text:p>
          </table:table-cell>
          <table:table-cell table:style-name="Таблица23.B2" office:value-type="string">
            <text:p text:style-name="P11">1 byte</text:p>
          </table:table-cell>
        </table:table-row>
      </table:table>
      <text:p text:style-name="P4"/>
      <text:p text:style-name="P4"><text:span text:style-name="T1">Command ID (keypressed) -</text:span> номер команды нажатия клавиши на клавиатуре.</text:p>
      <text:p text:style-name="P4"><text:span text:style-name="T1">K</text:span>ey <text:span text:style-name="T1">co</text:span>de - код клавиши, нажатой на клавиатуре.</text:p>
      <text:p text:style-name="P4"/>
      <text:p text:style-name="P4"/>
      <text:p text:style-name="P4">Пакет информации о курсоре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office:value-type="string">
            <text:p text:style-name="P11">Command ID (mmove / mright / mmid / mleft)</text:p>
          </table:table-cell>
          <table:table-cell table:style-name="Таблица24.A1" office:value-type="string">
            <text:p text:style-name="P11">Cursor position X</text:p>
          </table:table-cell>
          <table:table-cell table:style-name="Таблица24.C1" office:value-type="string">
            <text:p text:style-name="P11">Cursor positin Y</text:p>
          </table:table-cell>
        </table:table-row>
        <table:table-row>
          <table:table-cell table:style-name="Таблица24.A2" office:value-type="string">
            <text:p text:style-name="P11">1 byte</text:p>
          </table:table-cell>
          <table:table-cell table:style-name="Таблица24.A2" office:value-type="string">
            <text:p text:style-name="P11">2 bytes</text:p>
          </table:table-cell>
          <table:table-cell table:style-name="Таблица24.C2" office:value-type="string">
            <text:p text:style-name="P11">2 bytes</text:p>
          </table:table-cell>
        </table:table-row>
      </table:table>
      <text:p text:style-name="P4"/>
      <text:p text:style-name="P4"><text:span text:style-name="T1">Command ID (mmove) -</text:span> номер команды перемещения мышки.</text:p>
      <text:p text:style-name="P4"><text:span text:style-name="T1">Command ID (mleft) -</text:span> номер команды нажатия левой кнопки мышки.</text:p>
      <text:p text:style-name="P4"><text:span text:style-name="T1">Command ID (mright) -</text:span> номер команды нажатия правой кнопки мышки.</text:p>
      <text:p text:style-name="P4"><text:span text:style-name="T1">Command ID (mmid) -</text:span> номер команды нажатия средней кнопки мышки.</text:p>
      <text:p text:style-name="P4"/>
      <text:p text:style-name="P4"/>
      <text:h text:style-name="P29" text:outline-level="3"><text:bookmark-start text:name="__RefHeading__2115_1712856215"/>Протокол управления процессами - (<text:span text:style-name="T1">#7: MOD_PROCESS)</text:span><text:bookmark-end text:name="__RefHeading__2115_1712856215"/></text:h>
      <text:p text:style-name="P4"/>
      <text:p text:style-name="P4">Управления процессами предназначен для просмотра, включения и выключения процессов(приложений) и сервисов(служб). Протокол является текстовым.</text:p>
      <text:p text:style-name="P2">Список команд:</text:p>
      <text:p text:style-name="P9"><text:span text:style-name="T4">lp</text:span> —<text:span text:style-name="T7"> команда запроса списка процессов</text:span></text:p>
      <text:p text:style-name="P9"><text:span text:style-name="T4">ls</text:span> —<text:span text:style-name="T7"> команда запроса списка служб</text:span></text:p>
      <text:p text:style-name="P7"><text:span text:style-name="T5">kill:proc_id</text:span><text:span text:style-name="T6"> – </text:span><text:span text:style-name="T8">команда выключения процесса с заданным </text:span><text:span text:style-name="T6">id</text:span></text:p>
      <text:p text:style-name="P9"><text:span text:style-name="T4">run:proc_name</text:span> – <text:span text:style-name="T7">команда запуска процесса с заданным именем (путём к файлу)</text:span></text:p>
      <text:p text:style-name="P9"><text:span text:style-name="T4">start:serv_name</text:span> – <text:span text:style-name="T7">команда запуска сервиса с заданным именем.</text:span></text:p>
      <text:p text:style-name="P9"><text:span text:style-name="T4">stop:serv_name</text:span> – <text:span text:style-name="T7">команда остановки сервиса с заданным именем.</text:span></text:p>
      <text:p text:style-name="P9"><text:span text:style-name="T4">listp:id1:name1:id2:name2...</text:span> – <text:span text:style-name="T7">команда передачи списка процессов (</text:span>id – <text:span text:style-name="T7">идентификатор процесса, </text:span>name – <text:span text:style-name="T7">имя процесса)</text:span></text:p>
      <text:p text:style-name="P9"><text:span text:style-name="T4">lists:name1:name2...</text:span> – <text:span text:style-name="T7">команда передачи списка служб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21T10:06:48.70</dc:date>
    <meta:editing-duration>PT8H4M1S</meta:editing-duration>
    <meta:editing-cycles>60</meta:editing-cycles>
    <meta:generator>LibreOffice/3.5$Windows_x86 LibreOffice_project/165a79a-7059095-e13bb37-fef39a4-9503d18</meta:generator>
    <meta:document-statistic meta:table-count="24" meta:image-count="0" meta:object-count="0" meta:page-count="12" meta:paragraph-count="505" meta:word-count="2084" meta:character-count="13001" meta:non-whitespace-character-count="12469"/>
  </office:meta>
</office:document-meta>
</file>